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weight="bold" officeooo:paragraph-rsid="00184cd7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officeooo:paragraph-rsid="00184cd7"/>
    </style:style>
    <style:style style:name="P3" style:family="paragraph" style:parent-style-name="Table_20_Contents">
      <style:paragraph-properties fo:text-align="start" style:justify-single-word="false"/>
      <style:text-properties fo:font-weight="normal" officeooo:paragraph-rsid="00184cd7" style:font-weight-asian="normal" style:font-weight-complex="normal"/>
    </style:style>
    <style:style style:name="P4" style:family="paragraph" style:parent-style-name="Standard">
      <style:text-properties fo:font-weight="bold" officeooo:paragraph-rsid="00184cd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84cd7" style:font-weight-asian="bold" style:font-weight-complex="bold"/>
    </style:style>
    <style:style style:name="P6" style:family="paragraph" style:parent-style-name="Standard">
      <style:text-properties fo:font-weight="normal" officeooo:paragraph-rsid="00184cd7" style:font-weight-asian="normal" style:font-weight-complex="normal"/>
    </style:style>
    <style:style style:name="P7" style:family="paragraph" style:parent-style-name="Standard">
      <style:text-properties officeooo:paragraph-rsid="00184cd7"/>
    </style:style>
    <style:style style:name="P8" style:family="paragraph" style:parent-style-name="Table_20_Contents" style:list-style-name="L1">
      <style:paragraph-properties fo:text-align="start" style:justify-single-word="false"/>
      <style:text-properties officeooo:paragraph-rsid="00184cd7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weight="bold" officeooo:paragraph-rsid="00184cd7" style:font-weight-asian="bold" style:font-weight-complex="bold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weight="normal" officeooo:paragraph-rsid="00184cd7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normal" officeooo:paragraph-rsid="00184cd7" style:font-weight-asian="normal" style:font-weight-complex="normal"/>
    </style:style>
    <style:style style:name="P12" style:family="paragraph" style:parent-style-name="Table_20_Contents" style:list-style-name="L1">
      <style:paragraph-properties fo:text-align="start" style:justify-single-word="false"/>
      <style:text-properties style:text-position="0% 100%" fo:font-weight="normal" officeooo:paragraph-rsid="00184cd7" style:font-weight-asian="normal" style:font-weight-complex="normal"/>
    </style:style>
    <style:style style:name="P13" style:family="paragraph" style:parent-style-name="Standard" style:list-style-name="L1">
      <style:text-properties officeooo:paragraph-rsid="00184cd7"/>
    </style:style>
    <style:style style:name="P14" style:family="paragraph" style:parent-style-name="Standard" style:list-style-name="L1">
      <style:text-properties fo:font-weight="bold" officeooo:paragraph-rsid="00184cd7" style:font-weight-asian="bold" style:font-weight-complex="bold"/>
    </style:style>
    <style:style style:name="P15" style:family="paragraph" style:parent-style-name="Standard" style:list-style-name="L1">
      <style:text-properties fo:font-weight="normal" officeooo:paragraph-rsid="00184cd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officeooo:rsid="0019ee10"/>
    </style:style>
    <style:style style:name="T6" style:family="text">
      <style:text-properties officeooo:rsid="001bda88"/>
    </style:style>
    <style:style style:name="T7" style:family="text">
      <style:text-properties officeooo:rsid="001d1a9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cheduling algorithms</text:p>
      <text:p text:style-name="P4"/>
      <text:p text:style-name="P4"><text:bookmark text:name="FCFS"/>FCFS(First come first serve scheduling)</text:p>
      <text:list xml:id="list574551297" text:style-name="L1">
        <text:list-item>
          <text:p text:style-name="P13">Process relinquishes CPU when its <text:span text:style-name="T1">current CPU-burst is over.</text:span></text:p>
        </text:list-item>
        <text:list-item>
          <text:p text:style-name="P13">Convoy effect</text:p>
          <text:list>
            <text:list-item>
              <text:p text:style-name="P13">Caused by one CPU-bound process and many I/O-bound process being present in an FCFS scheduling environment. </text:p>
            </text:list-item>
            <text:list-item>
              <text:p text:style-name="P13">The I/O-bound processes convoy behind the CPU-bound process for the CPU most of the time leading to low device I/O utilization.</text:p>
            </text:list-item>
            <text:list-item>
              <text:p text:style-name="P13">When the CPU-bound process is doing I/<text:span text:style-name="T5">O</text:span>, the I/O-bound processes quickly finish their CPU-burst and leave the CPU idle.</text:p>
            </text:list-item>
          </text:list>
        </text:list-item>
      </text:list>
      <text:p text:style-name="P7"/>
      <text:p text:style-name="P4"><text:bookmark text:name="SJFS"/>SJFS(Shortest job first scheduling)</text:p>
      <text:list xml:id="list423127560" text:continue-numbering="true" text:style-name="L1">
        <text:list-item>
          <text:p text:style-name="P13">The next CPU-burst is the one taken into account. It should hence be called <text:span text:style-name="T1">Shortest-next-CPU-burst-scheduling(SNCBS)</text:span></text:p>
        </text:list-item>
        <text:list-item>
          <text:p text:style-name="P13">There is a difficulty in knowing the length of the next CPU burst. </text:p>
          <text:list>
            <text:list-item>
              <text:p text:style-name="P13">Typically not used in short-term scheduling.</text:p>
            </text:list-item>
            <text:list-item>
              <text:p text:style-name="P13">One option of using it with short-term scheduling is to predict the next CPU burst using an exponential average model.(<text:span text:style-name="T6">Figure 17</text:span>)</text:p>
            </text:list-item>
          </text:list>
        </text:list-item>
        <text:list-item>
          <text:p text:style-name="P13">Used in long term scheduling where user submits the process time limit which can be used to predict the burst times.</text:p>
        </text:list-item>
        <text:list-item>
          <text:p text:style-name="P14">SRTFS(Shortest remaining time first scheduling)</text:p>
          <text:list>
            <text:list-item>
              <text:p text:style-name="P15">SJFS with preemption.</text:p>
            </text:list-item>
          </text:list>
        </text:list-item>
      </text:list>
      <text:p text:style-name="P6"/>
      <text:p text:style-name="P1"><text:bookmark text:name="Priority"/>Priority scheduling</text:p>
      <text:list xml:id="list1171127634" text:continue-numbering="true" text:style-name="L1">
        <text:list-item>
          <text:p text:style-name="P8">Types of priorities</text:p>
          <text:list>
            <text:list-item>
              <text:p text:style-name="P8">Internal</text:p>
              <text:list>
                <text:list-item>
                  <text:p text:style-name="P8">Use some measurable quantities to compute the priority of a process</text:p>
                </text:list-item>
                <text:list-item>
                  <text:p text:style-name="P8">Examples – Time limits, memory requirements, the number of open files</text:p>
                </text:list-item>
              </text:list>
            </text:list-item>
            <text:list-item>
              <text:p text:style-name="P8">External</text:p>
              <text:list>
                <text:list-item>
                  <text:p text:style-name="P8">Set by criteria outside the OS</text:p>
                </text:list-item>
                <text:list-item>
                  <text:p text:style-name="P8">Example – importance of the process, the type and amount of funds being paid for computer use, the department sponsoring the work, business considerations, political considerations</text:p>
                </text:list-item>
              </text:list>
            </text:list-item>
          </text:list>
        </text:list-item>
        <text:list-item>
          <text:p text:style-name="P8">Major problem here is of indefinite blocking or <text:span text:style-name="T1">starvation</text:span></text:p>
          <text:list>
            <text:list-item>
              <text:p text:style-name="P8">A low priority process never executes due to continuous incoming high priority process</text:p>
            </text:list-item>
            <text:list-item>
              <text:p text:style-name="P8">Solution to this is implementing aging of low priority process. <text:span text:style-name="T1">Aging</text:span> is the technique of gradually increasing the priority of a process which waits for a long time.</text:p>
            </text:list-item>
          </text:list>
        </text:list-item>
      </text:list>
      <text:p text:style-name="P2"/>
      <text:p text:style-name="P1"><text:bookmark text:name="Round-robin"/>Round-Robin Scheduling</text:p>
      <text:list xml:id="list1971577917" text:continue-numbering="true" text:style-name="L1">
        <text:list-item>
          <text:p text:style-name="P8">Process gives up CPU because it needs I/O or is interrupted/preempted by a timer interrupt indicating exhaustion of time quantum</text:p>
        </text:list-item>
        <text:list-item>
          <text:p text:style-name="P8">Effect of length of time quantum</text:p>
          <text:list>
            <text:list-item>
              <text:p text:style-name="P8">Large time quantum – Basically a FCFS</text:p>
            </text:list-item>
            <text:list-item>
              <text:p text:style-name="P8">Small time quantum – Many context switches for the same process. Ensure that time quantum is larger relative to the context-switch time. Typical time quanta is 10-100 ms and context-switch time is 10 micro second making the context-switch time hog <text:s/>0.1% – 1% of total execution time.</text:p>
            </text:list-item>
          </text:list>
        </text:list-item>
      </text:list>
      <text:p text:style-name="P7"/>
      <text:p text:style-name="P1"><text:bookmark text:name="Multilevel-Q"/>Multilevel Q scheduling(<text:span text:style-name="T6">Figure 15</text:span>)</text:p>
      <text:list xml:id="list1292860852" text:continue-numbering="true" text:style-name="L1">
        <text:list-item>
          <text:p text:style-name="P8"><text:soft-page-break/>Suitable for situations in which process can be classified easily on the basis of different scheduling needs</text:p>
          <text:list>
            <text:list-item>
              <text:p text:style-name="P8">Examples of such classifications and their different scheduling needs</text:p>
              <text:list>
                <text:list-item>
                  <text:p text:style-name="P8">Foreground and background processes – Different response time requirements</text:p>
                </text:list-item>
              </text:list>
            </text:list-item>
          </text:list>
        </text:list-item>
        <text:list-item>
          <text:p text:style-name="P8">Here ready Q is subdivided into several separate Q's. Each contains processes with the same scheduling requirements. <text:span text:style-name="T1">Processes cannot move in-between Q's</text:span></text:p>
        </text:list-item>
        <text:list-item>
          <text:p text:style-name="P8">Each Q has its own scheduling algorithm.</text:p>
          <text:list>
            <text:list-item>
              <text:p text:style-name="P8">Example : Foreground process Q may run a RR algorithm and background process Q may run FCFS</text:p>
            </text:list-item>
          </text:list>
        </text:list-item>
        <text:list-item>
          <text:p text:style-name="P8">All the above Q's themselves are scheduled using </text:p>
          <text:list>
            <text:list-item>
              <text:p text:style-name="P8">A fixed-priority with preemption algorithm OR</text:p>
              <text:list>
                <text:list-item>
                  <text:p text:style-name="P8">A lower priority Q is not scheduled or is preempted if there are any processes in a higher priority Q</text:p>
                </text:list-item>
              </text:list>
            </text:list-item>
            <text:list-item>
              <text:p text:style-name="P8">A weighted round-robin algorithm.</text:p>
              <text:list>
                <text:list-item>
                  <text:p text:style-name="P8">Each Q is given a <text:span text:style-name="T1">weighted </text:span><text:span text:style-name="T2">time quanta to schedule its own processes</text:span></text:p>
                </text:list-item>
              </text:list>
            </text:list-item>
          </text:list>
        </text:list-item>
        <text:list-item>
          <text:p text:style-name="P9">What advantage is there in having different time quantums at different levels of a multilevel queueing system? </text:p>
          <text:list>
            <text:list-item>
              <text:p text:style-name="P10">Processes that need more frequent servicing, for instance, interactive processes such as editors, can be in a queue with a small time quantum. Processes with no need for frequent servicing can be in a queue with a larger quantum, requiring fewer context switches to complete the processing, and thus making more efficient use of the computer. </text:p>
            </text:list-item>
          </text:list>
        </text:list-item>
      </text:list>
      <text:p text:style-name="P3"/>
      <text:p text:style-name="P1"><text:bookmark text:name="Multilevel-Q-Feedback'"/>Multilevel feedback Q scheduling(<text:span text:style-name="T6">Figure 16</text:span>)</text:p>
      <text:list xml:id="list182527756" text:continue-numbering="true" text:style-name="L1">
        <text:list-item>
          <text:p text:style-name="P10">Similar to multilevel Q scheduling.<text:span text:style-name="T1"> Process move between Q's though</text:span></text:p>
        </text:list-item>
        <text:list-item>
          <text:p text:style-name="P10">In addition to number of Q's and scheduling algorithm for each a Multilevel feedback Q, scheduler is defined by the following parameters</text:p>
          <text:list>
            <text:list-item>
              <text:p text:style-name="P10">The method used to determine when to upgrade a process to a higher priority Q. This is to prevent starvation of processes in a lower priority Q</text:p>
            </text:list-item>
            <text:list-item>
              <text:p text:style-name="P10">The method used to determine when to downgrade a process to a lower priority Q</text:p>
              <text:list>
                <text:list-item>
                  <text:p text:style-name="P10">Example: When a process does not finish its CPU burst in the quanta of time alloted to process of that Q. This means that this is not an interactive or an I/O bound process and hence the downgrade.</text:p>
                </text:list-item>
              </text:list>
            </text:list-item>
          </text:list>
        </text:list-item>
        <text:list-item>
          <text:p text:style-name="P10">OS's that employ this scheduler - Solaris</text:p>
        </text:list-item>
      </text:list>
      <text:p text:style-name="P3"/>
      <text:p text:style-name="P1"><text:bookmark text:name="HRRF"/>Highest response ratio first</text:p>
      <text:list xml:id="list201436721" text:continue-numbering="true" text:style-name="L1">
        <text:list-item>
          <text:p text:style-name="P10">Like SJFS, the next burst time of the process must be known before-handed</text:p>
        </text:list-item>
        <text:list-item>
          <text:p text:style-name="P10">It is a non-preemptive algorithm</text:p>
        </text:list-item>
        <text:list-item>
          <text:p text:style-name="P10">With SJFS, only the burst time is taken into account ensuring that processes with short burst times get executed first. A process with a large burst time(a cpu intensive job), could thus have a very large response as well as turnaround time.</text:p>
        </text:list-item>
        <text:list-item>
          <text:p text:style-name="P10">HRRF or HRRN ensures that the waiting time of a process is taken into account, i.e., it implements a form of aging</text:p>
        </text:list-item>
        <text:list-item>
          <text:p text:style-name="P10">Every jobs response ratio is calculated, T<text:span text:style-name="T3">R</text:span><text:span text:style-name="T4"> = </text:span><text:span text:style-name="T4"><draw:frame draw:style-name="fr1" draw:name="Object1" text:anchor-type="as-char" svg:width="0.5063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= 1 + </text:span><text:span text:style-name="T4"><draw:frame draw:style-name="fr1" draw:name="Object2" text:anchor-type="as-char" svg:width="0.2717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, and the job with the highest response ratio is scheduled or dispatched. W = Waiting time, S = Service time or burst time</text:span></text:p>
        </text:list-item>
        <text:list-item>
          <text:p text:style-name="P12">The response ratio gives a higher priority not <text:span text:style-name="T7">only </text:span>for processes with a short burst(due to a small S) but also to processes who have been waiting for long(Due to a large W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3-01-21T10:43:30</meta:creation-date>
    <dc:date>2013-01-21T12:13:03</dc:date>
    <dc:creator>Kempa </dc:creator>
    <meta:editing-duration>P0D</meta:editing-duration>
    <meta:editing-cycles>4</meta:editing-cycles>
    <meta:generator>LibreOffice/3.6$Linux_x86 LibreOffice_project/360m1$Build-2</meta:generator>
    <meta:document-statistic meta:table-count="0" meta:image-count="0" meta:object-count="2" meta:page-count="2" meta:paragraph-count="59" meta:word-count="893" meta:character-count="5187" meta:non-whitespace-character-count="4396"/>
  </office:meta>
</office:document-meta>
</file>

<file path=Object 1/content.xml><?xml version="1.0" encoding="utf-8"?>
<math xmlns="http://www.w3.org/1998/Math/MathML">
  <semantics>
    <mrow>
      <mfrac>
        <mrow>
          <mrow>
            <mi>S</mi>
            <mo stretchy="false">+</mo>
            <mi>W</mi>
          </mrow>
        </mrow>
        <mrow>
          <mi>S</mi>
        </mrow>
      </mfrac>
    </mrow>
    <annotation encoding="StarMath 5.0">{S + W} over {S} </annotation>
  </semantics>
</math>
</file>

<file path=Object 2/content.xml><?xml version="1.0" encoding="utf-8"?>
<math xmlns="http://www.w3.org/1998/Math/MathML">
  <semantics>
    <mrow>
      <mfrac>
        <mi>W</mi>
        <mi>S</mi>
      </mfrac>
    </mrow>
    <annotation encoding="StarMath 5.0">W over S</annotation>
  </semantics>
</math>
</file>